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list-style-name="L1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P6" style:family="paragraph" style:parent-style-name="Standard" style:list-style-name="L2">
      <style:text-properties fo:font-weight="bold" style:font-weight-asian="bold" style:font-weight-complex="bold"/>
    </style:style>
    <style:style style:name="P7" style:family="paragraph" style:parent-style-name="Standard" style:list-style-name="L3">
      <style:text-properties fo:font-weight="bold" style:font-weight-asian="bold" style:font-weight-complex="bold"/>
    </style:style>
    <style:style style:name="P8" style:family="paragraph" style:parent-style-name="Standard" style:list-style-name="L4">
      <style:text-properties fo:font-weight="bold" style:font-weight-asian="bold" style:font-weight-complex="bold"/>
    </style:style>
    <style:style style:name="P9" style:family="paragraph" style:parent-style-name="Standard" style:list-style-name="L5">
      <style:text-properties fo:font-weight="bold" style:font-weight-asian="bold" style:font-weight-complex="bold"/>
    </style:style>
    <style:style style:name="P10" style:family="paragraph" style:parent-style-name="Standard" style:list-style-name="L6">
      <style:text-properties fo:font-weight="bold" style:font-weight-asian="bold" style:font-weight-complex="bold"/>
    </style:style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7"/>
    <style:style style:name="P16" style:family="paragraph" style:parent-style-name="Standard" style:list-style-name="L8"/>
    <style:style style:name="P17" style:family="paragraph" style:parent-style-name="Standard" style:list-style-name="L9">
      <style:text-properties fo:font-weight="normal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 style:list-style-name="L9"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tandard">
      <style:text-properties style:text-underline-style="none" fo:font-weight="bold" style:font-weight-asian="bold" style:font-weight-complex="bold"/>
    </style:style>
    <style:style style:name="P21" style:family="paragraph" style:parent-style-name="Standard" style:list-style-name="L10">
      <style:text-properties style:text-underline-style="none" fo:font-weight="bold" style:font-weight-asian="bold" style:font-weight-complex="bold"/>
    </style:style>
    <style:style style:name="P22" style:family="paragraph" style:parent-style-name="Standard" style:list-style-name="L9">
      <style:text-properties style:text-underline-style="none" fo:font-weight="normal" style:font-weight-asian="normal" style:font-weight-complex="normal"/>
    </style:style>
    <style:style style:name="P23" style:family="paragraph" style:parent-style-name="Standard" style:list-style-name="L1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ign Goals:</text:p>
      <text:list xml:id="list566814676" text:style-name="L11">
        <text:list-item>
          <text:p text:style-name="P23">Users of desktop environments often have many tasks running simultaneously, and become overloaded, requiring them to spend increasing amounts of time navigating. <text:s/>However, since user more tasks to accomplish, they have even less time for navigation.</text:p>
        </text:list-item>
        <text:list-item>
          <text:p text:style-name="P23">Reduce the user overload situation by adding more input methods to the traditional desktop environment.</text:p>
          <text:list>
            <text:list-item>
              <text:p text:style-name="P23">Use voice input to prevent the ALT-TAB problem (find an application before being able to perform an acion)</text:p>
            </text:list-item>
            <text:list-item>
              <text:p text:style-name="P23">Don't replace traditional input methods with voice input methods if they perform WORSE, or if they user is being interrupted anyways by the complexity of the command.</text:p>
            </text:list-item>
          </text:list>
        </text:list-item>
        <text:list-item>
          <text:p text:style-name="P23">Allow coarse-granularity actions to occur for suitable applications without switching from a primary task (perform a task asynchronously).</text:p>
        </text:list-item>
      </text:list>
      <text:p text:style-name="Standard"/>
      <text:p text:style-name="Standard">[some already implemented, leave some parts till later, but still important for overload example: 4] </text:p>
      <text:list xml:id="list14025196271" text:style-name="L1">
        <text:list-item>
          <text:p text:style-name="P5">window manager command processor </text:p>
          <text:list>
            <text:list-item>
              <text:p text:style-name="P3">stiler.py already uses python to call wmctrl commands in similar ways that I want to do </text:p>
            </text:list-item>
            <text:list-item>
              <text:p text:style-name="P3">doesn't work for some programs in ubuntu unity, BUT THESE WORK IN UBUNTU 2D! </text:p>
              <text:list>
                <text:list-item>
                  <text:p text:style-name="P3">firefox </text:p>
                </text:list-item>
                <text:list-item>
                  <text:p text:style-name="P3">gedit </text:p>
                </text:list-item>
                <text:list-item>
                  <text:p text:style-name="P3">terminal </text:p>
                </text:list-item>
              </text:list>
            </text:list-item>
            <text:list-item>
              <text:p text:style-name="P3">implements: </text:p>
              <text:list>
                <text:list-item>
                  <text:p text:style-name="P3">left (on current window based on screen rez) </text:p>
                </text:list-item>
                <text:list-item>
                  <text:p text:style-name="P3">right (on current window, based on screen rez) </text:p>
                </text:list-item>
              </text:list>
            </text:list-item>
            <text:list-item>
              <text:p text:style-name="P3">need to implement </text:p>
              <text:list>
                <text:list-item>
                  <text:p text:style-name="P3">mark </text:p>
                </text:list-item>
              </text:list>
            </text:list-item>
          </text:list>
        </text:list-item>
        <text:list-item>
          <text:p text:style-name="P3"/>
        </text:list-item>
      </text:list>
      <text:p text:style-name="Standard"/>
      <text:p text:style-name="Standard">[next easiest: 3] </text:p>
      <text:list xml:id="list357001870" text:style-name="L4">
        <text:list-item>
          <text:p text:style-name="P8">pidgin command processor </text:p>
          <text:list>
            <text:list-item>
              <text:p text:style-name="P13">can use dbus/gobject library to receive signals about message receival </text:p>
              <text:list>
                <text:list-item>
                  <text:p text:style-name="P13">https://developer.pidgin.im/wiki/DbusHowto </text:p>
                </text:list-item>
              </text:list>
            </text:list-item>
            <text:list-item>
              <text:p text:style-name="P13">1st thread: </text:p>
              <text:list>
                <text:list-item>
                  <text:p text:style-name="P13">block on signals to be received, such as receive message. <text:s/>Records the sender of the last received message. </text:p>
                </text:list-item>
              </text:list>
            </text:list-item>
            <text:list-item>
              <text:p text:style-name="P13">2nd thread: </text:p>
              <text:list>
                <text:list-item>
                  <text:p text:style-name="P13">block on messages from command server </text:p>
                </text:list-item>
              </text:list>
            </text:list-item>
          </text:list>
        </text:list-item>
      </text:list>
      <text:p text:style-name="Standard"/>
      <text:p text:style-name="Standard">[easiest: 1] </text:p>
      <text:list xml:id="list375987587" text:style-name="L5">
        <text:list-item>
          <text:p text:style-name="P9">clementine command processor </text:p>
          <text:list>
            <text:list-item>
              <text:p text:style-name="P14">use qdbus command </text:p>
            </text:list-item>
            <text:list-item>
              <text:p text:style-name="P14">not sure how to do track search </text:p>
            </text:list-item>
          </text:list>
        </text:list-item>
      </text:list>
      <text:p text:style-name="Standard"/>
      <text:p text:style-name="Standard">[2] </text:p>
      <text:list xml:id="list1832511970" text:style-name="L6">
        <text:list-item>
          <text:p text:style-name="P10">notifications </text:p>
        </text:list-item>
      </text:list>
      <text:list xml:id="list1549713184" text:style-name="L7">
        <text:list-item>
          <text:p text:style-name="P15">use notify-osd command </text:p>
        </text:list-item>
        <text:list-item>
          <text:p text:style-name="P15">if we want multiple messages, see http://www.webupd8.org/2011/05/how-to-use-standard-<text:soft-page-break/>gnome-notification.html </text:p>
          <text:list>
            <text:list-item>
              <text:p text:style-name="P15">use gnome message daemon </text:p>
            </text:list-item>
          </text:list>
        </text:list-item>
      </text:list>
      <text:p text:style-name="Standard"/>
      <text:p text:style-name="Standard">[important for project: 5] </text:p>
      <text:list xml:id="list407439205" text:style-name="L3">
        <text:list-item>
          <text:p text:style-name="P7">speech-to-text command server </text:p>
          <text:list>
            <text:list-item>
              <text:p text:style-name="P12">CMUSphinx? </text:p>
            </text:list-item>
            <text:list-item>
              <text:p text:style-name="P12">need to choose best method for matching command words and separating from command arguments </text:p>
              <text:list>
                <text:list-item>
                  <text:p text:style-name="P12">investigate prior research into voice commands / HCI </text:p>
                </text:list-item>
              </text:list>
            </text:list-item>
          </text:list>
        </text:list-item>
      </text:list>
      <text:p text:style-name="Standard"/>
      <text:p text:style-name="Standard">[stresses overloadedness, but harder: 6] </text:p>
      <text:list xml:id="list753235363" text:style-name="L2">
        <text:list-item>
          <text:p text:style-name="P6">firefox command processor </text:p>
          <text:list>
            <text:list-item>
              <text:p text:style-name="P11">can firefox plugins use sockets? </text:p>
            </text:list-item>
          </text:list>
        </text:list-item>
      </text:list>
      <text:p text:style-name="Standard"/>
      <text:p text:style-name="Standard">FINISH ABOVE BY Monday Oct 4th</text:p>
      <text:p text:style-name="P2">[initially for testing, but needed to implement speech-to-text command server: 2] </text:p>
      <text:p text:style-name="P1">text-command server </text:p>
      <text:list xml:id="list1586380969" text:style-name="L8">
        <text:list-item>
          <text:p text:style-name="P16">for testing; implements all functionality of speech-to-text command server (minus the speech-to-text part) </text:p>
        </text:list-item>
        <text:list-item>
          <text:p text:style-name="P16">REPL that asks for commands, then forwards them after determining </text:p>
          <text:list>
            <text:list-item>
              <text:p text:style-name="P16">which application it's for (use fuzzy case insensitive match for SEND) </text:p>
            </text:list-item>
            <text:list-item>
              <text:p text:style-name="P16">if not a SEND, find out the current active window, and send to whichever command processor corresponds to that window </text:p>
              <text:list>
                <text:list-item>
                  <text:p text:style-name="P16">use wmctrl -lG -p, where -p gets the pid. <text:s/>Then look at /proc/&lt;pid&gt;/comm to find the command processor registered for that application name.</text:p>
                </text:list-item>
              </text:list>
            </text:list-item>
          </text:list>
        </text:list-item>
      </text:list>
      <text:p text:style-name="Standard"/>
      <text:p text:style-name="P1">Combining input methods</text:p>
      <text:list xml:id="list1402521827" text:style-name="L9">
        <text:list-item>
          <text:p text:style-name="P17">can't use just voice input for all commands</text:p>
        </text:list-item>
        <text:list-item>
          <text:p text:style-name="P17"><text:span text:style-name="T2">Design Goal:</text:span> do not replace voice input for input methods that are more effective.</text:p>
          <text:list>
            <text:list-item>
              <text:p text:style-name="P17">e.g. When sending a user a reply message, allow the user to respond by TYPING a message, since rate of error with voice input increases with size of message</text:p>
              <text:list>
                <text:list-item>
                  <text:p text:style-name="P17">give the user a choice to voice-interpret the message as a convenience</text:p>
                </text:list-item>
              </text:list>
            </text:list-item>
          </text:list>
        </text:list-item>
        <text:list-item>
          <text:p text:style-name="P19">Can we combine input methods?</text:p>
          <text:list>
            <text:list-item>
              <text:p text:style-name="P19">Need a visual component</text:p>
              <text:list>
                <text:list-item>
                  <text:p text:style-name="P22">provide user feedback about voice interpretations (how to prevent the problem of a user REPEATING A PHRASE CAREFULLY)</text:p>
                  <text:list>
                    <text:list-item>
                      <text:p text:style-name="P22">fuzzy matches with visual selection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20">Research:</text:p>
      <text:list xml:id="list1000326038" text:style-name="L10">
        <text:list-item>
          <text:p text:style-name="P21">voice input</text:p>
          <text:list>
            <text:list-item>
              <text:p text:style-name="P21">what is it good at</text:p>
              <text:list>
                <text:list-item>
                  <text:p text:style-name="P21">not interrupting current input methods (e.g. Keyboard, mouse)</text:p>
                </text:list-item>
                <text:list-item>
                  <text:p text:style-name="P21">can people <text:span text:style-name="T1">talk and type at the same time?</text:span></text:p>
                </text:list-item>
              </text:list>
            </text:list-item>
            <text:list-item>
              <text:p text:style-name="P21">what is it bad at</text:p>
              <text:list>
                <text:list-item>
                  <text:p text:style-name="P21">show it's worse for longer text (speech-to-text paper)</text:p>
                </text:list-item>
                <text:list-item>
                  <text:p text:style-name="P21">show it's bad at delimiting commands from arguments (HCI voice command paper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3-10-31T12:35:03</meta:creation-date>
    <dc:date>2013-10-31T15:18:09</dc:date>
    <dc:creator>James </dc:creator>
    <meta:editing-duration>PT32M37S</meta:editing-duration>
    <meta:editing-cycles>35</meta:editing-cycles>
    <meta:generator>LibreOffice/3.5$Linux_X86_64 LibreOffice_project/350m1$Build-2</meta:generator>
    <meta:document-statistic meta:table-count="0" meta:image-count="0" meta:object-count="0" meta:page-count="3" meta:paragraph-count="68" meta:word-count="608" meta:character-count="3688" meta:non-whitespace-character-count="3158"/>
  </office:meta>
</office:document-meta>
</file>